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adf1" officeooo:paragraph-rsid="000badf1"/>
    </style:style>
    <style:style style:name="P2" style:family="paragraph" style:parent-style-name="Standard">
      <style:paragraph-properties fo:text-align="center" style:justify-single-word="false"/>
      <style:text-properties officeooo:rsid="000badf1" officeooo:paragraph-rsid="000badf1"/>
    </style:style>
    <style:style style:name="P3" style:family="paragraph" style:parent-style-name="Standard">
      <style:text-properties officeooo:rsid="000badf1" officeooo:paragraph-rsid="000e2f11"/>
    </style:style>
    <style:style style:name="P4" style:family="paragraph" style:parent-style-name="Standard">
      <style:text-properties fo:font-style="italic" officeooo:rsid="000badf1" officeooo:paragraph-rsid="000badf1" style:font-style-asian="italic" style:font-style-complex="italic"/>
    </style:style>
    <style:style style:name="P5" style:family="paragraph" style:parent-style-name="Standard">
      <style:text-properties fo:font-style="italic" officeooo:rsid="00155dc4" officeooo:paragraph-rsid="00155dc4" style:font-style-asian="italic" style:font-style-complex="italic"/>
    </style:style>
    <style:style style:name="P6" style:family="paragraph" style:parent-style-name="Standard">
      <style:text-properties officeooo:rsid="000e2f11" officeooo:paragraph-rsid="000e2f11"/>
    </style:style>
    <style:style style:name="P7" style:family="paragraph" style:parent-style-name="Standard">
      <style:text-properties officeooo:rsid="001127c8" officeooo:paragraph-rsid="001167ee"/>
    </style:style>
    <style:style style:name="P8" style:family="paragraph" style:parent-style-name="Standard">
      <style:text-properties officeooo:rsid="001167ee" officeooo:paragraph-rsid="001167ee"/>
    </style:style>
    <style:style style:name="P9" style:family="paragraph" style:parent-style-name="Standard">
      <style:text-properties officeooo:rsid="0011bea5" officeooo:paragraph-rsid="0011bea5"/>
    </style:style>
    <style:style style:name="P10" style:family="paragraph" style:parent-style-name="Standard">
      <style:text-properties officeooo:rsid="0011bea5" officeooo:paragraph-rsid="001222b9"/>
    </style:style>
    <style:style style:name="P11" style:family="paragraph" style:parent-style-name="Standard">
      <style:text-properties officeooo:rsid="001222b9" officeooo:paragraph-rsid="001222b9"/>
    </style:style>
    <style:style style:name="P12" style:family="paragraph" style:parent-style-name="Standard">
      <style:text-properties officeooo:rsid="001398f9" officeooo:paragraph-rsid="001398f9"/>
    </style:style>
    <style:style style:name="P13" style:family="paragraph" style:parent-style-name="Standard">
      <style:text-properties officeooo:rsid="001398f9" officeooo:paragraph-rsid="001222b9"/>
    </style:style>
    <style:style style:name="P14" style:family="paragraph" style:parent-style-name="Standard">
      <style:text-properties officeooo:rsid="001398f9" officeooo:paragraph-rsid="001448b8"/>
    </style:style>
    <style:style style:name="P15" style:family="paragraph" style:parent-style-name="Standard">
      <style:text-properties officeooo:rsid="001398f9" officeooo:paragraph-rsid="00155dc4"/>
    </style:style>
    <style:style style:name="P16" style:family="paragraph" style:parent-style-name="Standard">
      <style:text-properties officeooo:rsid="00142f8c" officeooo:paragraph-rsid="00142f8c"/>
    </style:style>
    <style:style style:name="P17" style:family="paragraph" style:parent-style-name="Standard">
      <style:text-properties officeooo:rsid="00142f8c" officeooo:paragraph-rsid="001448b8"/>
    </style:style>
    <style:style style:name="P18" style:family="paragraph" style:parent-style-name="Standard">
      <style:text-properties officeooo:rsid="00142f8c" officeooo:paragraph-rsid="00155dc4"/>
    </style:style>
    <style:style style:name="P19" style:family="paragraph" style:parent-style-name="Standard">
      <style:text-properties officeooo:rsid="00155dc4" officeooo:paragraph-rsid="00155dc4"/>
    </style:style>
    <style:style style:name="P20" style:family="paragraph" style:parent-style-name="Title">
      <style:text-properties officeooo:paragraph-rsid="000badf1"/>
    </style:style>
    <style:style style:name="P21" style:family="paragraph" style:parent-style-name="Standard">
      <style:text-properties officeooo:rsid="000d29aa" officeooo:paragraph-rsid="000e2f11"/>
    </style:style>
    <style:style style:name="P22" style:family="paragraph" style:parent-style-name="Standard">
      <style:text-properties officeooo:rsid="0011bea5" officeooo:paragraph-rsid="001448b8"/>
    </style:style>
    <style:style style:name="P23" style:family="paragraph" style:parent-style-name="Standard">
      <style:text-properties officeooo:rsid="0011bea5" officeooo:paragraph-rsid="00195dd9"/>
    </style:style>
    <style:style style:name="P24" style:family="paragraph" style:parent-style-name="Standard">
      <style:text-properties officeooo:rsid="000badf1" officeooo:paragraph-rsid="0018476b"/>
    </style:style>
    <style:style style:name="P25" style:family="paragraph" style:parent-style-name="Standard">
      <style:text-properties officeooo:rsid="000badf1" officeooo:paragraph-rsid="000badf1"/>
    </style:style>
    <style:style style:name="P26" style:family="paragraph" style:parent-style-name="Standard">
      <style:text-properties officeooo:rsid="000ff335" officeooo:paragraph-rsid="0018476b"/>
    </style:style>
    <style:style style:name="P27" style:family="paragraph" style:parent-style-name="Standard">
      <style:text-properties officeooo:rsid="001127c8" officeooo:paragraph-rsid="0018476b"/>
    </style:style>
    <style:style style:name="P28" style:family="paragraph" style:parent-style-name="Standard">
      <style:text-properties officeooo:rsid="001398f9" officeooo:paragraph-rsid="0018476b"/>
    </style:style>
    <style:style style:name="P29" style:family="paragraph" style:parent-style-name="Standard">
      <style:text-properties officeooo:rsid="001398f9" officeooo:paragraph-rsid="00195dd9"/>
    </style:style>
    <style:style style:name="P30" style:family="paragraph" style:parent-style-name="Standard">
      <style:text-properties officeooo:rsid="00155dc4" officeooo:paragraph-rsid="00195dd9"/>
    </style:style>
    <style:style style:name="P31" style:family="paragraph" style:parent-style-name="Standard">
      <style:text-properties officeooo:rsid="00142f8c" officeooo:paragraph-rsid="00195dd9"/>
    </style:style>
    <style:style style:name="T1" style:family="text">
      <style:text-properties officeooo:rsid="000badf1"/>
    </style:style>
    <style:style style:name="T2" style:family="text">
      <style:text-properties officeooo:rsid="000d29aa"/>
    </style:style>
    <style:style style:name="T3" style:family="text">
      <style:text-properties officeooo:rsid="000e2f11"/>
    </style:style>
    <style:style style:name="T4" style:family="text">
      <style:text-properties style:font-name="Courier New"/>
    </style:style>
    <style:style style:name="T5" style:family="text">
      <style:text-properties officeooo:rsid="0011bea5"/>
    </style:style>
    <style:style style:name="T6" style:family="text">
      <style:text-properties officeooo:rsid="001222b9"/>
    </style:style>
    <style:style style:name="T7" style:family="text">
      <style:text-properties officeooo:rsid="00130932"/>
    </style:style>
    <style:style style:name="T8" style:family="text">
      <style:text-properties officeooo:rsid="001398f9"/>
    </style:style>
    <style:style style:name="T9" style:family="text">
      <style:text-properties officeooo:rsid="00142f8c"/>
    </style:style>
    <style:style style:name="T10" style:family="text">
      <style:text-properties officeooo:rsid="001448b8"/>
    </style:style>
    <style:style style:name="T11" style:family="text">
      <style:text-properties officeooo:rsid="00155dc4"/>
    </style:style>
    <style:style style:name="T12" style:family="text">
      <style:text-properties officeooo:rsid="0018476b"/>
    </style:style>
    <style:style style:name="T13" style:family="text">
      <style:text-properties officeooo:rsid="00195d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positional <text:span text:style-name="T1">Logic </text:span>Interpretation<text:line-break/>of Answered Modal Logic</text:p>
      <text:p text:style-name="P2">by Sven Nilsen, 2020</text:p>
      <text:p text:style-name="P1"/>
      <text:p text:style-name="P4">In this paper I show that<text:span text:style-name="T10"> </text:span>Answered Modal Logic can be interpreted, <text:span text:style-name="T11">in part,</text:span> with Propositional Logic.</text:p>
      <text:p text:style-name="P5">This model can only be fully developed under Higher Order Operator Overloading.</text:p>
      <text:p text:style-name="P1"/>
      <text:p text:style-name="P24">For `n` variables, the semantic model of canoncial expressions in Answered Modal Logic form an n-dimensional cube, where each dimension represents a variable in <text:span text:style-name="T3">a modal set</text:span> <text:span text:style-name="T3">`{!◇, ¬!◇, □}`</text:span>. </text:p>
      <text:p text:style-name="P3"/>
      <text:p text:style-name="P21">The corners of this n-dimensional cubes naturally can model propositions:</text:p>
      <text:p text:style-name="P1"/>
      <text:p text:style-name="P3"><text:tab/><text:span text:style-name="T2">□X<text:tab/><text:tab/>X is true</text:span></text:p>
      <text:p text:style-name="P3"><text:tab/>!<text:span text:style-name="T2">◇X<text:tab/><text:tab/>X is false</text:span></text:p>
      <text:p text:style-name="P1"/>
      <text:p text:style-name="P6"><text:span text:style-name="T12">T</text:span>he <text:span text:style-name="T12">generalized P</text:span>ropositional <text:span text:style-name="T12">L</text:span>ogic gate NOT <text:span text:style-name="T12">is defined</text:span> as following:</text:p>
      <text:p text:style-name="P1"/>
      <text:p text:style-name="P24"><text:tab/><text:span text:style-name="T3">not(!◇X) = □X<text:tab/><text:tab/>¬!◇X = ¬!◇X</text:span></text:p>
      <text:p text:style-name="P24"><text:tab/><text:span text:style-name="T2">not(□X) = !◇X<text:tab/><text:tab/>¬□X = ¬□X</text:span></text:p>
      <text:p text:style-name="P26"><text:tab/><text:span text:style-name="T3">not(¬!◇X) </text:span>= ¬□X<text:tab/><text:tab/><text:span text:style-name="T3">¬¬!◇X = !◇X</text:span></text:p>
      <text:p text:style-name="P27"><text:tab/><text:span text:style-name="T3">not(¬□X) </text:span>= <text:span text:style-name="T3">¬!◇X<text:tab/><text:tab/>¬¬□X = □X</text:span></text:p>
      <text:p text:style-name="P7"/>
      <text:p text:style-name="P9">This is also consistent with:</text:p>
      <text:p text:style-name="P9"/>
      <text:p text:style-name="P9"><text:tab/>not[<text:span text:style-name="T3">¬</text:span>] &lt;=&gt; not</text:p>
      <text:p text:style-name="P7"/>
      <text:p text:style-name="P8">To derive a full Propositional Logic interpretation, <text:span text:style-name="T5">it is sufficent to construct a NAND gate.</text:span></text:p>
      <text:p text:style-name="P9">Since NOT is already defined, the remaining work is to construct a AND gate:</text:p>
      <text:p text:style-name="P12"/>
      <text:p text:style-name="P12"><text:tab/><text:span text:style-name="T5">and(!◇X, !◇X) </text:span>= !<text:span text:style-name="T5">◇X<text:tab/><text:tab/><text:tab/><text:tab/>Carries over from Propositional Logic</text:span></text:p>
      <text:p text:style-name="P28"><text:tab/><text:span text:style-name="T5">and(!◇X, ¬!◇X) </text:span>= !<text:span text:style-name="T5">◇X<text:tab/><text:tab/><text:tab/>See proof D (next page)</text:span></text:p>
      <text:p text:style-name="P12"><text:tab/><text:span text:style-name="T5">and(!◇X, ¬□X) </text:span>= !<text:span text:style-name="T3">◇X<text:tab/><text:tab/><text:tab/>See proof A (next page)</text:span></text:p>
      <text:p text:style-name="P12"><text:tab/><text:span text:style-name="T5">and(!◇X, □X) </text:span>= !<text:span text:style-name="T5">◇X<text:tab/><text:tab/><text:tab/><text:tab/>Carries over from Propositional Logic</text:span></text:p>
      <text:p text:style-name="P28"><text:tab/><text:span text:style-name="T5">and(¬!◇X, !◇X) </text:span>= !<text:span text:style-name="T5">◇X<text:tab/><text:tab/><text:tab/>See proof D (next page)</text:span></text:p>
      <text:p text:style-name="P28"><text:tab/><text:span text:style-name="T5">and(¬!◇X, ¬!◇X) </text:span>= <text:span text:style-name="T5">¬!◇X<text:tab/><text:tab/><text:tab/>See proof C (next page)</text:span></text:p>
      <text:p text:style-name="P28"><text:tab/><text:span text:style-name="T5">and(¬!◇X, ¬□X) </text:span>= <text:span text:style-name="T5">¬!◇X<text:tab/><text:tab/><text:tab/>See proof A (next page)</text:span></text:p>
      <text:p text:style-name="P28"><text:tab/><text:span text:style-name="T5">and(¬!◇X, □X) </text:span>= <text:span text:style-name="T5">¬!◇X<text:tab/><text:tab/><text:tab/>See proof B (next page)</text:span></text:p>
      <text:p text:style-name="P15"><text:tab/><text:span text:style-name="T5">and(¬□X, !◇X) </text:span>= !<text:span text:style-name="T3">◇X<text:tab/><text:tab/><text:tab/>See proof A (next page)</text:span></text:p>
      <text:p text:style-name="P28"><text:tab/><text:span text:style-name="T5">and(¬□X, ¬!◇X) </text:span>= <text:span text:style-name="T5">¬!◇X<text:tab/><text:tab/><text:tab/>See proof A (next page)</text:span></text:p>
      <text:p text:style-name="P12"><text:tab/><text:span text:style-name="T5">and(¬□X, ¬□X) </text:span>= <text:span text:style-name="T6">¬□X<text:tab/><text:tab/><text:tab/>See proof C (next page)</text:span></text:p>
      <text:p text:style-name="P15"><text:tab/><text:span text:style-name="T5">and(¬□X, □X) </text:span>= <text:span text:style-name="T6">¬□X<text:tab/><text:tab/><text:tab/><text:tab/>See proof B (next page)</text:span></text:p>
      <text:p text:style-name="P12"><text:tab/><text:span text:style-name="T5">and(□X, !◇X) </text:span>= !<text:span text:style-name="T5">◇X<text:tab/><text:tab/><text:tab/><text:tab/>Carries over from Propositional Logic</text:span></text:p>
      <text:p text:style-name="P29"><text:tab/><text:span text:style-name="T5">and(□X, ¬!◇X) </text:span>= <text:span text:style-name="T5">¬!◇X<text:tab/><text:tab/><text:tab/>See proof B (next page)</text:span></text:p>
      <text:p text:style-name="P12"><text:tab/><text:span text:style-name="T5">and(□X, ¬□X) </text:span>= <text:span text:style-name="T6">¬□X<text:tab/><text:tab/><text:tab/><text:tab/>See proof B (next page)</text:span></text:p>
      <text:p text:style-name="P12"><text:tab/><text:span text:style-name="T5">and(□X, □X) </text:span>= <text:span text:style-name="T5">□X<text:tab/><text:tab/><text:tab/><text:tab/>Carries over Propositional Logic</text:span></text:p>
      <text:p text:style-name="P18"><text:soft-page-break/>Notice that this is an operator on the functions of a variable `X`,</text:p>
      <text:p text:style-name="P18">which is permitted by using Higher Operator Overloading <text:span text:style-name="T10">(HOOO)</text:span> semantics.</text:p>
      <text:p text:style-name="P18"/>
      <text:p text:style-name="P30">The NAND gate is constructed by using `nand &lt;=&gt; not . and`.</text:p>
      <text:p text:style-name="P30"/>
      <text:p text:style-name="P30"><text:span text:style-name="T9">For functions of different variables, one can not use the semantics of HOOO.</text:span></text:p>
      <text:p text:style-name="P19">However, in some cases there exists a model in Propositional Logic.</text:p>
      <text:p text:style-name="P16"/>
      <text:p text:style-name="P16"><text:tab/><text:span text:style-name="T5">and(□X, □</text:span>Y<text:span text:style-name="T5">)<text:tab/><text:tab/></text:span>Undefined, <text:span text:style-name="T10">but has a model in propositional logic (corners of the cube)</text:span></text:p>
      <text:p text:style-name="P31"><text:tab/><text:span text:style-name="T5">and(□X, ¬!◇</text:span>Y<text:span text:style-name="T5">)<text:tab/>Undefined, no model</text:span></text:p>
      <text:p text:style-name="P17"/>
      <text:p text:style-name="P22">The proofs of AND are as following.</text:p>
      <text:p text:style-name="P9"/>
      <text:p text:style-name="P9">Since `and` is commutative:</text:p>
      <text:p text:style-name="P9"/>
      <text:p text:style-name="P9"><text:tab/>and(!<text:span text:style-name="T3">◇X, ¬□X</text:span>) = and(<text:span text:style-name="T3">¬□X, !◇X</text:span>)</text:p>
      <text:p text:style-name="P9"><text:tab/>and(<text:span text:style-name="T3">□X, ¬□X</text:span>) = and(<text:span text:style-name="T3">¬□X, □X</text:span>)</text:p>
      <text:p text:style-name="P9"/>
      <text:p text:style-name="P23">The <text:span text:style-name="T13">following</text:span> case<text:span text:style-name="T8">s</text:span> <text:span text:style-name="T8">are</text:span> somewhat intuitive, since `<text:span text:style-name="T3">¬□X </text:span>= {!<text:span text:style-name="T3">◇, </text:span>¬!<text:span text:style-name="T3">◇, □</text:span>}X`:</text:p>
      <text:p text:style-name="P9"/>
      <text:p text:style-name="P9"><text:tab/>and(!<text:span text:style-name="T3">◇X, ¬□X</text:span>) = !<text:span text:style-name="T3">◇X<text:tab/><text:tab/>Proof A</text:span></text:p>
      <text:p text:style-name="P23"><text:tab/>and(<text:span text:style-name="T3">¬!</text:span>◇X, ¬□X) <text:span text:style-name="T8">= ¬!</text:span>◇X</text:p>
      <text:p text:style-name="P9"/>
      <text:p text:style-name="P11">The second case is a bit trickier:</text:p>
      <text:p text:style-name="P9"/>
      <text:p text:style-name="P10"><text:span text:style-name="T4">∵</text:span><text:tab/>and(<text:span text:style-name="T3">□X, ¬□X</text:span>)<text:tab/><text:tab/><text:span text:style-name="T11">Proof B</text:span></text:p>
      <text:p text:style-name="P10"><text:span text:style-name="T4">∴</text:span><text:tab/>and(<text:span text:style-name="T3">□X)(¬□X</text:span>)</text:p>
      <text:p text:style-name="P10"><text:span text:style-name="T4">∴</text:span><text:tab/><text:span text:style-name="T6">id(¬□X</text:span>)<text:tab/><text:tab/><text:span text:style-name="T6">Using `and(true)(x) =&gt; id(x)`</text:span></text:p>
      <text:p text:style-name="P10"><text:span text:style-name="T4">∴</text:span><text:tab/><text:span text:style-name="T6">¬□X</text:span></text:p>
      <text:p text:style-name="P9"/>
      <text:p text:style-name="P12">The same trick can be used here:</text:p>
      <text:p text:style-name="P12"/>
      <text:p text:style-name="P29"><text:tab/><text:span text:style-name="T5">and(□X, ¬!◇X) </text:span>= <text:span text:style-name="T3">¬!◇X</text:span></text:p>
      <text:p text:style-name="P9"/>
      <text:p text:style-name="P11"><text:span text:style-name="T7">Two trivial</text:span> case<text:span text:style-name="T7">s</text:span> <text:span text:style-name="T7">are</text:span> the following:</text:p>
      <text:p text:style-name="P9"/>
      <text:p text:style-name="P10"><text:tab/>and(<text:span text:style-name="T3">¬□X, ¬□X</text:span>) <text:span text:style-name="T6">= ¬□X<text:tab/>Proof C</text:span></text:p>
      <text:p text:style-name="P23"><text:tab/>and(¬!◇<text:span text:style-name="T6">X, </text:span>¬!◇<text:span text:style-name="T6">X</text:span>) <text:span text:style-name="T6">= </text:span>¬!◇<text:span text:style-name="T6">X</text:span></text:p>
      <text:p text:style-name="P13"/>
      <text:p text:style-name="P14">The only case left <text:span text:style-name="T10">(two commutative)</text:span> is the following, <text:span text:style-name="T9">which I define using intuition:</text:span></text:p>
      <text:p text:style-name="P13"/>
      <text:p text:style-name="P29"><text:tab/><text:span text:style-name="T5">and(!◇X, ¬!◇X) </text:span>= !<text:span text:style-name="T5">◇X<text:tab/><text:tab/>Proof D</text:span></text:p>
      <text:p text:style-name="P12"/>
      <text:p text:style-name="P19">Q.E.D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9:14:40.444946000</meta:creation-date>
    <dc:date>2020-07-20T11:08:30.413317000</dc:date>
    <meta:editing-duration>PT14M1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60" meta:word-count="493" meta:character-count="2820" meta:non-whitespace-character-count="2304"/>
  </office:meta>
</office:document-meta>
</file>